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text-properties officeooo:rsid="002ab2cd" officeooo:paragraph-rsid="002ab2cd"/>
    </style:style>
    <style:style style:name="P3" style:family="paragraph" style:parent-style-name="Standard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eading_20_1">
      <style:paragraph-properties fo:break-before="page"/>
      <style:text-properties officeooo:rsid="002abee2" officeooo:paragraph-rsid="002abee2"/>
    </style:style>
    <style:style style:name="P7" style:family="paragraph" style:parent-style-name="Heading_20_1">
      <style:text-properties officeooo:rsid="002abee2" officeooo:paragraph-rsid="002abee2"/>
    </style:style>
    <style:style style:name="P8" style:family="paragraph" style:parent-style-name="Heading_20_2">
      <style:text-properties officeooo:rsid="002abee2" officeooo:paragraph-rsid="002abee2"/>
    </style:style>
    <style:style style:name="P9" style:family="paragraph" style:parent-style-name="Text_20_body">
      <style:text-properties officeooo:rsid="002f3631" officeooo:paragraph-rsid="002f3631"/>
    </style:style>
    <style:style style:name="P10" style:family="paragraph" style:parent-style-name="Text_20_body">
      <style:paragraph-properties fo:break-before="page"/>
      <style:text-properties officeooo:rsid="002f3631" officeooo:paragraph-rsid="002f3631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Text_20_body">
      <style:text-properties officeooo:rsid="00317929" officeooo:paragraph-rsid="00317929"/>
    </style:style>
    <style:style style:name="T1" style:family="text">
      <style:text-properties officeooo:rsid="00317929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family="paragraph" style:name="odfto_toc_level_1">
      <style:paragraph-properties/>
      <style:paragraph-properties>
        <style:tab-stops>
          <style:tab-stop style:leader-style="dotted" style:leader-text="." style:type="right" style:position="17.0cm"/>
        </style:tab-stops>
      </style:paragraph-properties>
    </style:style>
    <style:style style:family="paragraph" style:name="odfto_toc_level_2">
      <style:paragraph-properties/>
      <style:paragraph-properties>
        <style:tab-stops>
          <style:tab-stop style:leader-style="dotted" style:leader-text="." style:type="right" style:position="16.5cm"/>
        </style:tab-stops>
      </style:paragraph-properties>
    </style:style>
    <style:style style:family="paragraph" style:name="odfto_toc_level_3">
      <style:paragraph-properties/>
      <style:paragraph-properties>
        <style:tab-stops>
          <style:tab-stop style:leader-style="dotted" style:leader-text="." style:type="right" style:position="16.0cm"/>
        </style:tab-stops>
      </style:paragraph-properties>
    </style:style>
    <style:style style:family="paragraph" style:name="odfto_toc_level_4">
      <style:paragraph-properties/>
      <style:paragraph-properties>
        <style:tab-stops>
          <style:tab-stop style:leader-style="dotted" style:leader-text="." style:type="right" style:position="15.5cm"/>
        </style:tab-stops>
      </style:paragraph-properties>
    </style:style>
    <style:style style:family="paragraph" style:name="odfto_toc_level_5">
      <style:paragraph-properties/>
      <style:paragraph-properties>
        <style:tab-stops>
          <style:tab-stop style:leader-style="dotted" style:leader-text="." style:type="right" style:position="15.0cm"/>
        </style:tab-stops>
      </style:paragraph-properties>
    </style:style>
    <style:style style:family="paragraph" style:name="odfto_toc_level_6">
      <style:paragraph-properties/>
      <style:paragraph-properties>
        <style:tab-stops>
          <style:tab-stop style:leader-style="dotted" style:leader-text="." style:type="right" style:position="14.5cm"/>
        </style:tab-stops>
      </style:paragraph-properties>
    </style:style>
    <style:style style:family="paragraph" style:name="odfto_toc_level_7">
      <style:paragraph-properties/>
      <style:paragraph-properties>
        <style:tab-stops>
          <style:tab-stop style:leader-style="dotted" style:leader-text="." style:type="right" style:position="14.0cm"/>
        </style:tab-stops>
      </style:paragraph-properties>
    </style:style>
    <style:style style:family="paragraph" style:name="odfto_toc_level_8">
      <style:paragraph-properties/>
      <style:paragraph-properties>
        <style:tab-stops>
          <style:tab-stop style:leader-style="dotted" style:leader-text="." style:type="right" style:position="13.5cm"/>
        </style:tab-stops>
      </style:paragraph-properties>
    </style:style>
    <style:style style:family="paragraph" style:name="odfto_toc_level_9">
      <style:paragraph-properties/>
      <style:paragraph-properties>
        <style:tab-stops>
          <style:tab-stop style:leader-style="dotted" style:leader-text="." style:type="right" style:position="13.0cm"/>
        </style:tab-stops>
      </style:paragraph-properties>
    </style:style>
    <style:style style:family="paragraph" style:name="odfto_toc_level_10">
      <style:paragraph-properties/>
      <style:paragraph-properties>
        <style:tab-stops>
          <style:tab-stop style:leader-style="dotted" style:leader-text="." style:type="right" style:position="12.5cm"/>
        </style:tab-stops>
      </style:paragraph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odfto_toc_level_1">1. dsfw2fd</text:p>
          <text:p text:style-name="odfto_toc_level_2">1.1. asdfasdf</text:p>
          <text:p text:style-name="odfto_toc_level_1">2. asdfsdfwe</text:p>
          <text:p text:style-name="odfto_toc_level_2">2.1. asdfsdfw21</text:p>
          <text:p text:style-name="odfto_toc_level_1">3. asfdwwd3</text:p>
          <text:p text:style-name="odfto_toc_level_1">4. HHHH</text:p>
          <text:p text:style-name="odfto_toc_level_2">4.1. HHHH</text:p>
          <text:p text:style-name="odfto_toc_level_1">5. HHHH</text:p>
          <text:p text:style-name="odfto_toc_level_2">5.1. HHHHasdf</text:p>
          <text:p text:style-name="odfto_toc_level_1">6. HHHH</text:p>
          <text:p text:style-name="odfto_toc_level_2">6.1. HHHH</text:p>
          <text:p text:style-name="odfto_toc_level_1">7. HHHH</text:p>
          <text:p text:style-name="odfto_toc_level_2">7.1. HHHH</text:p>
          <text:p text:style-name="odfto_toc_level_1">8. HHHH</text:p>
          <text:p text:style-name="odfto_toc_level_2">8.1. HHHH</text:p>
        </text:index-body>
      </text:table-of-content>
      <text:p text:style-name="Text_20_body"/>
      <text:h text:style-name="P6" text:outline-level="1"><text:bookmark-start text:name="__RefHeading___Toc41_2513413908"/>dsfw2fd<text:bookmark-end text:name="__RefHeading___Toc41_2513413908"/></text:h>
      <text:p text:style-name="P2">adf</text:p>
      <text:h text:style-name="Heading_20_2" text:outline-level="2"><text:bookmark-start text:name="__RefHeading___Toc66_3401892448"/>asdfasdf<text:bookmark-end text:name="__RefHeading___Toc66_3401892448"/></text:h>
      <text:p text:style-name="P2">asdfasd</text:p>
      <text:h text:style-name="P7" text:outline-level="1"><text:bookmark-start text:name="__RefHeading___Toc45_2513413908"/>asdfsdfwe<text:bookmark-end text:name="__RefHeading___Toc45_2513413908"/></text:h>
      <text:p text:style-name="P2">asdfasd</text:p>
      <text:h text:style-name="P8" text:outline-level="2"><text:bookmark-start text:name="__RefHeading___Toc68_3401892448"/>asdfsdfw21<text:bookmark-end text:name="__RefHeading___Toc68_3401892448"/></text:h>
      <text:p text:style-name="P2">asdfsad</text:p>
      <text:h text:style-name="P7" text:outline-level="1"><text:bookmark-start text:name="__RefHeading___Toc47_2513413908"/>asfdwwd3<text:bookmark-end text:name="__RefHeading___Toc47_2513413908"/></text:h>
      <text:p text:style-name="P2">asdfsda</text:p>
      <text:p text:style-name="P1"/>
      <text:h text:style-name="Heading_20_1" text:outline-level="1"><text:bookmark-start text:name="__RefHeading___Toc70_3401892448"/>HHHH<text:bookmark-end text:name="__RefHeading___Toc70_3401892448"/></text:h>
      <text:h text:style-name="Heading_20_2" text:outline-level="2"><text:bookmark-start text:name="__RefHeading___Toc72_3401892448"/>HHHH<text:bookmark-end text:name="__RefHeading___Toc72_3401892448"/></text:h>
      <text:h text:style-name="Heading_20_1" text:outline-level="1"><text:bookmark-start text:name="__RefHeading___Toc74_3401892448"/>HHHH<text:bookmark-end text:name="__RefHeading___Toc74_3401892448"/></text:h>
      <text:h text:style-name="Heading_20_2" text:outline-level="2"><text:bookmark-start text:name="__RefHeading___Toc76_3401892448"/>HHHH<text:span text:style-name="T1">asdf</text:span><text:bookmark-end text:name="__RefHeading___Toc76_3401892448"/></text:h>
      <text:p text:style-name="P12">Adsfsd</text:p>
      <text:p text:style-name="P12">asdfsdfw21asdf</text:p>
      <text:p text:style-name="P1"/>
      <text:h text:style-name="Heading_20_1" text:outline-level="1">HHHH</text:h>
      <text:h text:style-name="Heading_20_2" text:outline-level="2">HHHH</text:h>
      <text:p text:style-name="P9">Asdfsdmkasdmfk</text:p>
      <text:p text:style-name="P9">sadmfklmsdf</text:p>
      <text:p text:style-name="P9">asdkjlfjsd</text:p>
      <text:p text:style-name="P9"/>
      <text:p text:style-name="P10"/>
      <text:h text:style-name="Heading_20_1" text:outline-level="1">HHHH</text:h>
      <text:h text:style-name="Heading_20_2" text:outline-level="2">HHHH</text:h>
      <text:h text:outline-level="1">HHHH</text:h>
      <text:h text:outline-level="2">HHHH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2%.%3%.%4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3%.%4%.%5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4%.%5%.%6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5%.%6%.%7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6%.%7%.%8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7%.%8%.%9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8%.%9%.%10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5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1:51:43.500392172</meta:creation-date>
    <meta:generator>odfdo 3.5.0</meta:generator>
    <dc:date>2024-02-20T16:08:06.956952553</dc:date>
    <meta:editing-duration>PT7M32S</meta:editing-duration>
    <meta:editing-cycles>23</meta:editing-cycles>
    <meta:document-statistic meta:table-count="0" meta:image-count="0" meta:object-count="0" meta:page-count="5" meta:paragraph-count="37" meta:word-count="63" meta:character-count="315" meta:non-whitespace-character-count="302"/>
  </office:meta>
</office:document-meta>
</file>